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0.9071in"/>
    </style:style>
    <style:style style:name="co4" style:family="table-column">
      <style:table-column-properties fo:break-before="auto" style:column-width="0.8528in"/>
    </style:style>
    <style:style style:name="co5" style:family="table-column">
      <style:table-column-properties fo:break-before="auto" style:column-width="0.680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2" table:default-cell-style-name="Default"/>
        <table:table-row table:style-name="ro1">
          <table:table-cell office:value-type="string">
            <text:p>Data Size</text:p>
          </table:table-cell>
          <table:table-cell office:value-type="string">
            <text:p>SimpleSort</text:p>
          </table:table-cell>
          <table:table-cell office:value-type="string">
            <text:p>MergeSort-R</text:p>
          </table:table-cell>
          <table:table-cell office:value-type="string">
            <text:p>MergeSort-I</text:p>
          </table:table-cell>
          <table:table-cell office:value-type="string">
            <text:p>STL Sort</text:p>
          </table:table-cell>
          <table:table-cell>
            <draw:frame table:end-cell-address="Sheet1.Q51" table:end-x="0.3094in" table:end-y="0.0417in" draw:z-index="0" draw:style-name="gr1" svg:width="10.0217in" svg:height="8.3713in" svg:x="0.0669in" svg:y="0.0417in">
              <draw:object draw:notify-on-update-of-ranges="Sheet1.A1:Sheet1.A1 Sheet1.A2:Sheet1.A51 Sheet1.B1:Sheet1.B1 Sheet1.B2:Sheet1.B51 Sheet1.A1:Sheet1.A1 Sheet1.A2:Sheet1.A51 Sheet1.C1:Sheet1.C1 Sheet1.C2:Sheet1.C51 Sheet1.A1:Sheet1.A1 Sheet1.A2:Sheet1.A51 Sheet1.D1:Sheet1.D1 Sheet1.D2:Sheet1.D51 Sheet1.A1:Sheet1.A1 Sheet1.A2:Sheet1.A51 Sheet1.E1:Sheet1.E1 Sheet1.E2:Sheet1.E5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  <table:table-cell>
            <draw:frame table:end-cell-address="Sheet1.AB50" table:end-x="0.8874in" table:end-y="0.1358in" draw:z-index="1" draw:style-name="gr1" svg:width="10.3031in" svg:height="8.2874in" svg:x="0.3638in" svg:y="0.0524in">
              <draw:object draw:notify-on-update-of-ranges="Sheet1.A1:Sheet1.A1 Sheet1.A2:Sheet1.A51 Sheet1.C1:Sheet1.C1 Sheet1.C2:Sheet1.C51 Sheet1.A1:Sheet1.A1 Sheet1.A2:Sheet1.A51 Sheet1.D1:Sheet1.D1 Sheet1.D2:Sheet1.D51 Sheet1.A1:Sheet1.A1 Sheet1.A2:Sheet1.A51 Sheet1.E1:Sheet1.E1 Sheet1.E2:Sheet1.E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3458">
            <text:p>0</text:p>
          </table:table-cell>
          <table:table-cell office:value-type="float" office:value="0.000761">
            <text:p>0</text:p>
          </table:table-cell>
          <table:table-cell office:value-type="float" office:value="0.000466">
            <text:p>0</text:p>
          </table:table-cell>
          <table:table-cell office:value-type="float" office:value="0.000126">
            <text:p>0</text:p>
          </table:table-cell>
          <table:table-cell table:number-columns-repeated="1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014638">
            <text:p>0.01</text:p>
          </table:table-cell>
          <table:table-cell office:value-type="float" office:value="0.001541">
            <text:p>0</text:p>
          </table:table-cell>
          <table:table-cell office:value-type="float" office:value="0.000957">
            <text:p>0</text:p>
          </table:table-cell>
          <table:table-cell office:value-type="float" office:value="0.00026">
            <text:p>0</text:p>
          </table:table-cell>
          <table:table-cell table:number-columns-repeated="12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035007">
            <text:p>0.04</text:p>
          </table:table-cell>
          <table:table-cell office:value-type="float" office:value="0.002356">
            <text:p>0</text:p>
          </table:table-cell>
          <table:table-cell office:value-type="float" office:value="0.001475">
            <text:p>0</text:p>
          </table:table-cell>
          <table:table-cell office:value-type="float" office:value="0.00041">
            <text:p>0</text:p>
          </table:table-cell>
          <table:table-cell table:number-columns-repeated="12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044394">
            <text:p>0.04</text:p>
          </table:table-cell>
          <table:table-cell office:value-type="float" office:value="0.001722">
            <text:p>0</text:p>
          </table:table-cell>
          <table:table-cell office:value-type="float" office:value="0.001092">
            <text:p>0</text:p>
          </table:table-cell>
          <table:table-cell office:value-type="float" office:value="0.00031">
            <text:p>0</text:p>
          </table:table-cell>
          <table:table-cell table:number-columns-repeated="12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58445">
            <text:p>0.06</text:p>
          </table:table-cell>
          <table:table-cell office:value-type="float" office:value="0.002178">
            <text:p>0</text:p>
          </table:table-cell>
          <table:table-cell office:value-type="float" office:value="0.001394">
            <text:p>0</text:p>
          </table:table-cell>
          <table:table-cell office:value-type="float" office:value="0.000396">
            <text:p>0</text:p>
          </table:table-cell>
          <table:table-cell table:number-columns-repeated="12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086309">
            <text:p>0.09</text:p>
          </table:table-cell>
          <table:table-cell office:value-type="float" office:value="0.002632">
            <text:p>0</text:p>
          </table:table-cell>
          <table:table-cell office:value-type="float" office:value="0.001675">
            <text:p>0</text:p>
          </table:table-cell>
          <table:table-cell office:value-type="float" office:value="0.00048">
            <text:p>0</text:p>
          </table:table-cell>
          <table:table-cell table:number-columns-repeated="12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119861">
            <text:p>0.12</text:p>
          </table:table-cell>
          <table:table-cell office:value-type="float" office:value="0.003058">
            <text:p>0</text:p>
          </table:table-cell>
          <table:table-cell office:value-type="float" office:value="0.002197">
            <text:p>0</text:p>
          </table:table-cell>
          <table:table-cell office:value-type="float" office:value="0.000565">
            <text:p>0</text:p>
          </table:table-cell>
          <table:table-cell table:number-columns-repeated="12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15943">
            <text:p>0.16</text:p>
          </table:table-cell>
          <table:table-cell office:value-type="float" office:value="0.003477">
            <text:p>0</text:p>
          </table:table-cell>
          <table:table-cell office:value-type="float" office:value="0.002272">
            <text:p>0</text:p>
          </table:table-cell>
          <table:table-cell office:value-type="float" office:value="0.000663">
            <text:p>0</text:p>
          </table:table-cell>
          <table:table-cell table:number-columns-repeated="12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.205961">
            <text:p>0.21</text:p>
          </table:table-cell>
          <table:table-cell office:value-type="float" office:value="0.003988">
            <text:p>0</text:p>
          </table:table-cell>
          <table:table-cell office:value-type="float" office:value="0.002576">
            <text:p>0</text:p>
          </table:table-cell>
          <table:table-cell office:value-type="float" office:value="0.000759">
            <text:p>0</text:p>
          </table:table-cell>
          <table:table-cell table:number-columns-repeated="1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58218">
            <text:p>0.26</text:p>
          </table:table-cell>
          <table:table-cell office:value-type="float" office:value="0.004473">
            <text:p>0</text:p>
          </table:table-cell>
          <table:table-cell office:value-type="float" office:value="0.002866">
            <text:p>0</text:p>
          </table:table-cell>
          <table:table-cell office:value-type="float" office:value="0.000846">
            <text:p>0</text:p>
          </table:table-cell>
          <table:table-cell table:number-columns-repeated="12"/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0.31836">
            <text:p>0.32</text:p>
          </table:table-cell>
          <table:table-cell office:value-type="float" office:value="0.00492">
            <text:p>0</text:p>
          </table:table-cell>
          <table:table-cell office:value-type="float" office:value="0.00339">
            <text:p>0</text:p>
          </table:table-cell>
          <table:table-cell office:value-type="float" office:value="0.00094">
            <text:p>0</text:p>
          </table:table-cell>
          <table:table-cell table:number-columns-repeated="12"/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0.383217">
            <text:p>0.38</text:p>
          </table:table-cell>
          <table:table-cell office:value-type="float" office:value="0.005385">
            <text:p>0.01</text:p>
          </table:table-cell>
          <table:table-cell office:value-type="float" office:value="0.003485">
            <text:p>0</text:p>
          </table:table-cell>
          <table:table-cell office:value-type="float" office:value="0.001033">
            <text:p>0</text:p>
          </table:table-cell>
          <table:table-cell table:number-columns-repeated="12"/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0.45487">
            <text:p>0.45</text:p>
          </table:table-cell>
          <table:table-cell office:value-type="float" office:value="0.005824">
            <text:p>0.01</text:p>
          </table:table-cell>
          <table:table-cell office:value-type="float" office:value="0.004496">
            <text:p>0</text:p>
          </table:table-cell>
          <table:table-cell office:value-type="float" office:value="0.001121">
            <text:p>0</text:p>
          </table:table-cell>
          <table:table-cell table:number-columns-repeated="12"/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0.532991">
            <text:p>0.53</text:p>
          </table:table-cell>
          <table:table-cell office:value-type="float" office:value="0.006268">
            <text:p>0.01</text:p>
          </table:table-cell>
          <table:table-cell office:value-type="float" office:value="0.004566">
            <text:p>0</text:p>
          </table:table-cell>
          <table:table-cell office:value-type="float" office:value="0.001221">
            <text:p>0</text:p>
          </table:table-cell>
          <table:table-cell table:number-columns-repeated="12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0.61426">
            <text:p>0.61</text:p>
          </table:table-cell>
          <table:table-cell office:value-type="float" office:value="0.006726">
            <text:p>0.01</text:p>
          </table:table-cell>
          <table:table-cell office:value-type="float" office:value="0.005027">
            <text:p>0.01</text:p>
          </table:table-cell>
          <table:table-cell office:value-type="float" office:value="0.00132">
            <text:p>0</text:p>
          </table:table-cell>
          <table:table-cell table:number-columns-repeated="12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0.706988">
            <text:p>0.71</text:p>
          </table:table-cell>
          <table:table-cell office:value-type="float" office:value="0.007153">
            <text:p>0.01</text:p>
          </table:table-cell>
          <table:table-cell office:value-type="float" office:value="0.004744">
            <text:p>0</text:p>
          </table:table-cell>
          <table:table-cell office:value-type="float" office:value="0.001418">
            <text:p>0</text:p>
          </table:table-cell>
          <table:table-cell table:number-columns-repeated="12"/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0.802261">
            <text:p>0.8</text:p>
          </table:table-cell>
          <table:table-cell office:value-type="float" office:value="0.007577">
            <text:p>0.01</text:p>
          </table:table-cell>
          <table:table-cell office:value-type="float" office:value="0.005055">
            <text:p>0.01</text:p>
          </table:table-cell>
          <table:table-cell office:value-type="float" office:value="0.001514">
            <text:p>0</text:p>
          </table:table-cell>
          <table:table-cell table:number-columns-repeated="12"/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0.902719">
            <text:p>0.9</text:p>
          </table:table-cell>
          <table:table-cell office:value-type="float" office:value="0.008207">
            <text:p>0.01</text:p>
          </table:table-cell>
          <table:table-cell office:value-type="float" office:value="0.005347">
            <text:p>0.01</text:p>
          </table:table-cell>
          <table:table-cell office:value-type="float" office:value="0.001605">
            <text:p>0</text:p>
          </table:table-cell>
          <table:table-cell table:number-columns-repeated="12"/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1.0116">
            <text:p>1.01</text:p>
          </table:table-cell>
          <table:table-cell office:value-type="float" office:value="0.008657">
            <text:p>0.01</text:p>
          </table:table-cell>
          <table:table-cell office:value-type="float" office:value="0.005884">
            <text:p>0.01</text:p>
          </table:table-cell>
          <table:table-cell office:value-type="float" office:value="0.001718">
            <text:p>0</text:p>
          </table:table-cell>
          <table:table-cell table:number-columns-repeated="1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.12683">
            <text:p>1.13</text:p>
          </table:table-cell>
          <table:table-cell office:value-type="float" office:value="0.009157">
            <text:p>0.01</text:p>
          </table:table-cell>
          <table:table-cell office:value-type="float" office:value="0.005962">
            <text:p>0.01</text:p>
          </table:table-cell>
          <table:table-cell office:value-type="float" office:value="0.001802">
            <text:p>0</text:p>
          </table:table-cell>
          <table:table-cell table:number-columns-repeated="12"/>
        </table:table-row>
        <table:table-row table:style-name="ro1">
          <table:table-cell office:value-type="float" office:value="21000">
            <text:p>21000</text:p>
          </table:table-cell>
          <table:table-cell office:value-type="float" office:value="1.24934">
            <text:p>1.25</text:p>
          </table:table-cell>
          <table:table-cell office:value-type="float" office:value="0.00956">
            <text:p>0.01</text:p>
          </table:table-cell>
          <table:table-cell office:value-type="float" office:value="0.006974">
            <text:p>0.01</text:p>
          </table:table-cell>
          <table:table-cell office:value-type="float" office:value="0.001906">
            <text:p>0</text:p>
          </table:table-cell>
          <table:table-cell table:number-columns-repeated="12"/>
        </table:table-row>
        <table:table-row table:style-name="ro1">
          <table:table-cell office:value-type="float" office:value="22000">
            <text:p>22000</text:p>
          </table:table-cell>
          <table:table-cell office:value-type="float" office:value="1.37931">
            <text:p>1.38</text:p>
          </table:table-cell>
          <table:table-cell office:value-type="float" office:value="0.010082">
            <text:p>0.01</text:p>
          </table:table-cell>
          <table:table-cell office:value-type="float" office:value="0.007066">
            <text:p>0.01</text:p>
          </table:table-cell>
          <table:table-cell office:value-type="float" office:value="0.002006">
            <text:p>0</text:p>
          </table:table-cell>
          <table:table-cell table:number-columns-repeated="12"/>
        </table:table-row>
        <table:table-row table:style-name="ro1">
          <table:table-cell office:value-type="float" office:value="23000">
            <text:p>23000</text:p>
          </table:table-cell>
          <table:table-cell office:value-type="float" office:value="1.51166">
            <text:p>1.51</text:p>
          </table:table-cell>
          <table:table-cell office:value-type="float" office:value="0.010592">
            <text:p>0.01</text:p>
          </table:table-cell>
          <table:table-cell office:value-type="float" office:value="0.007167">
            <text:p>0.01</text:p>
          </table:table-cell>
          <table:table-cell office:value-type="float" office:value="0.002102">
            <text:p>0</text:p>
          </table:table-cell>
          <table:table-cell table:number-columns-repeated="12"/>
        </table:table-row>
        <table:table-row table:style-name="ro1">
          <table:table-cell office:value-type="float" office:value="24000">
            <text:p>24000</text:p>
          </table:table-cell>
          <table:table-cell office:value-type="float" office:value="1.65198">
            <text:p>1.65</text:p>
          </table:table-cell>
          <table:table-cell office:value-type="float" office:value="0.011012">
            <text:p>0.01</text:p>
          </table:table-cell>
          <table:table-cell office:value-type="float" office:value="0.007266">
            <text:p>0.01</text:p>
          </table:table-cell>
          <table:table-cell office:value-type="float" office:value="0.002199">
            <text:p>0</text:p>
          </table:table-cell>
          <table:table-cell table:number-columns-repeated="12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1.79839">
            <text:p>1.8</text:p>
          </table:table-cell>
          <table:table-cell office:value-type="float" office:value="0.011501">
            <text:p>0.01</text:p>
          </table:table-cell>
          <table:table-cell office:value-type="float" office:value="0.009273">
            <text:p>0.01</text:p>
          </table:table-cell>
          <table:table-cell office:value-type="float" office:value="0.002295">
            <text:p>0</text:p>
          </table:table-cell>
          <table:table-cell table:number-columns-repeated="12"/>
        </table:table-row>
        <table:table-row table:style-name="ro1">
          <table:table-cell office:value-type="float" office:value="26000">
            <text:p>26000</text:p>
          </table:table-cell>
          <table:table-cell office:value-type="float" office:value="1.9478">
            <text:p>1.95</text:p>
          </table:table-cell>
          <table:table-cell office:value-type="float" office:value="0.01194">
            <text:p>0.01</text:p>
          </table:table-cell>
          <table:table-cell office:value-type="float" office:value="0.00939">
            <text:p>0.01</text:p>
          </table:table-cell>
          <table:table-cell office:value-type="float" office:value="0.002431">
            <text:p>0</text:p>
          </table:table-cell>
          <table:table-cell table:number-columns-repeated="12"/>
        </table:table-row>
        <table:table-row table:style-name="ro1">
          <table:table-cell office:value-type="float" office:value="27000">
            <text:p>27000</text:p>
          </table:table-cell>
          <table:table-cell office:value-type="float" office:value="2.13604">
            <text:p>2.14</text:p>
          </table:table-cell>
          <table:table-cell office:value-type="float" office:value="0.012389">
            <text:p>0.01</text:p>
          </table:table-cell>
          <table:table-cell office:value-type="float" office:value="0.00944">
            <text:p>0.01</text:p>
          </table:table-cell>
          <table:table-cell office:value-type="float" office:value="0.002506">
            <text:p>0</text:p>
          </table:table-cell>
          <table:table-cell table:number-columns-repeated="12"/>
        </table:table-row>
        <table:table-row table:style-name="ro1">
          <table:table-cell office:value-type="float" office:value="28000">
            <text:p>28000</text:p>
          </table:table-cell>
          <table:table-cell office:value-type="float" office:value="2.31122">
            <text:p>2.31</text:p>
          </table:table-cell>
          <table:table-cell office:value-type="float" office:value="0.012873">
            <text:p>0.01</text:p>
          </table:table-cell>
          <table:table-cell office:value-type="float" office:value="0.009874">
            <text:p>0.01</text:p>
          </table:table-cell>
          <table:table-cell office:value-type="float" office:value="0.002636">
            <text:p>0</text:p>
          </table:table-cell>
          <table:table-cell table:number-columns-repeated="12"/>
        </table:table-row>
        <table:table-row table:style-name="ro1">
          <table:table-cell office:value-type="float" office:value="29000">
            <text:p>29000</text:p>
          </table:table-cell>
          <table:table-cell office:value-type="float" office:value="2.50726">
            <text:p>2.51</text:p>
          </table:table-cell>
          <table:table-cell office:value-type="float" office:value="0.015384">
            <text:p>0.02</text:p>
          </table:table-cell>
          <table:table-cell office:value-type="float" office:value="0.010294">
            <text:p>0.01</text:p>
          </table:table-cell>
          <table:table-cell office:value-type="float" office:value="0.002926">
            <text:p>0</text:p>
          </table:table-cell>
          <table:table-cell table:number-columns-repeated="12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2.64298">
            <text:p>2.64</text:p>
          </table:table-cell>
          <table:table-cell office:value-type="float" office:value="0.013873">
            <text:p>0.01</text:p>
          </table:table-cell>
          <table:table-cell office:value-type="float" office:value="0.009717">
            <text:p>0.01</text:p>
          </table:table-cell>
          <table:table-cell office:value-type="float" office:value="0.002801">
            <text:p>0</text:p>
          </table:table-cell>
          <table:table-cell table:number-columns-repeated="12"/>
        </table:table-row>
        <table:table-row table:style-name="ro1">
          <table:table-cell office:value-type="float" office:value="31000">
            <text:p>31000</text:p>
          </table:table-cell>
          <table:table-cell office:value-type="float" office:value="2.80795">
            <text:p>2.81</text:p>
          </table:table-cell>
          <table:table-cell office:value-type="float" office:value="0.014248">
            <text:p>0.01</text:p>
          </table:table-cell>
          <table:table-cell office:value-type="float" office:value="0.009816">
            <text:p>0.01</text:p>
          </table:table-cell>
          <table:table-cell office:value-type="float" office:value="0.002913">
            <text:p>0</text:p>
          </table:table-cell>
          <table:table-cell table:number-columns-repeated="12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2.99511">
            <text:p>3</text:p>
          </table:table-cell>
          <table:table-cell office:value-type="float" office:value="0.014776">
            <text:p>0.01</text:p>
          </table:table-cell>
          <table:table-cell office:value-type="float" office:value="0.009925">
            <text:p>0.01</text:p>
          </table:table-cell>
          <table:table-cell office:value-type="float" office:value="0.003012">
            <text:p>0</text:p>
          </table:table-cell>
          <table:table-cell table:number-columns-repeated="12"/>
        </table:table-row>
        <table:table-row table:style-name="ro1">
          <table:table-cell office:value-type="float" office:value="33000">
            <text:p>33000</text:p>
          </table:table-cell>
          <table:table-cell office:value-type="float" office:value="3.19053">
            <text:p>3.19</text:p>
          </table:table-cell>
          <table:table-cell office:value-type="float" office:value="0.015075">
            <text:p>0.02</text:p>
          </table:table-cell>
          <table:table-cell office:value-type="float" office:value="0.010159">
            <text:p>0.01</text:p>
          </table:table-cell>
          <table:table-cell office:value-type="float" office:value="0.00313">
            <text:p>0</text:p>
          </table:table-cell>
          <table:table-cell table:number-columns-repeated="12"/>
        </table:table-row>
        <table:table-row table:style-name="ro1">
          <table:table-cell office:value-type="float" office:value="34000">
            <text:p>34000</text:p>
          </table:table-cell>
          <table:table-cell office:value-type="float" office:value="3.39651">
            <text:p>3.4</text:p>
          </table:table-cell>
          <table:table-cell office:value-type="float" office:value="0.015684">
            <text:p>0.02</text:p>
          </table:table-cell>
          <table:table-cell office:value-type="float" office:value="0.010642">
            <text:p>0.01</text:p>
          </table:table-cell>
          <table:table-cell office:value-type="float" office:value="0.003235">
            <text:p>0</text:p>
          </table:table-cell>
          <table:table-cell table:number-columns-repeated="12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3.60991">
            <text:p>3.61</text:p>
          </table:table-cell>
          <table:table-cell office:value-type="float" office:value="0.016147">
            <text:p>0.02</text:p>
          </table:table-cell>
          <table:table-cell office:value-type="float" office:value="0.011058">
            <text:p>0.01</text:p>
          </table:table-cell>
          <table:table-cell office:value-type="float" office:value="0.003357">
            <text:p>0</text:p>
          </table:table-cell>
          <table:table-cell table:number-columns-repeated="12"/>
        </table:table-row>
        <table:table-row table:style-name="ro1">
          <table:table-cell office:value-type="float" office:value="36000">
            <text:p>36000</text:p>
          </table:table-cell>
          <table:table-cell office:value-type="float" office:value="3.82712">
            <text:p>3.83</text:p>
          </table:table-cell>
          <table:table-cell office:value-type="float" office:value="0.017184">
            <text:p>0.02</text:p>
          </table:table-cell>
          <table:table-cell office:value-type="float" office:value="0.011252">
            <text:p>0.01</text:p>
          </table:table-cell>
          <table:table-cell office:value-type="float" office:value="0.003426">
            <text:p>0</text:p>
          </table:table-cell>
          <table:table-cell table:number-columns-repeated="12"/>
        </table:table-row>
        <table:table-row table:style-name="ro1">
          <table:table-cell office:value-type="float" office:value="37000">
            <text:p>37000</text:p>
          </table:table-cell>
          <table:table-cell office:value-type="float" office:value="4.04662">
            <text:p>4.05</text:p>
          </table:table-cell>
          <table:table-cell office:value-type="float" office:value="0.017318">
            <text:p>0.02</text:p>
          </table:table-cell>
          <table:table-cell office:value-type="float" office:value="0.012229">
            <text:p>0.01</text:p>
          </table:table-cell>
          <table:table-cell office:value-type="float" office:value="0.003528">
            <text:p>0</text:p>
          </table:table-cell>
          <table:table-cell table:number-columns-repeated="12"/>
        </table:table-row>
        <table:table-row table:style-name="ro1">
          <table:table-cell office:value-type="float" office:value="38000">
            <text:p>38000</text:p>
          </table:table-cell>
          <table:table-cell office:value-type="float" office:value="4.27361">
            <text:p>4.27</text:p>
          </table:table-cell>
          <table:table-cell office:value-type="float" office:value="0.017806">
            <text:p>0.02</text:p>
          </table:table-cell>
          <table:table-cell office:value-type="float" office:value="0.012361">
            <text:p>0.01</text:p>
          </table:table-cell>
          <table:table-cell office:value-type="float" office:value="0.003617">
            <text:p>0</text:p>
          </table:table-cell>
          <table:table-cell table:number-columns-repeated="12"/>
        </table:table-row>
        <table:table-row table:style-name="ro1">
          <table:table-cell office:value-type="float" office:value="39000">
            <text:p>39000</text:p>
          </table:table-cell>
          <table:table-cell office:value-type="float" office:value="4.51071">
            <text:p>4.51</text:p>
          </table:table-cell>
          <table:table-cell office:value-type="float" office:value="0.018269">
            <text:p>0.02</text:p>
          </table:table-cell>
          <table:table-cell office:value-type="float" office:value="0.012429">
            <text:p>0.01</text:p>
          </table:table-cell>
          <table:table-cell office:value-type="float" office:value="0.00374">
            <text:p>0</text:p>
          </table:table-cell>
          <table:table-cell table:number-columns-repeated="12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.74937">
            <text:p>4.75</text:p>
          </table:table-cell>
          <table:table-cell office:value-type="float" office:value="0.01881">
            <text:p>0.02</text:p>
          </table:table-cell>
          <table:table-cell office:value-type="float" office:value="0.012487">
            <text:p>0.01</text:p>
          </table:table-cell>
          <table:table-cell office:value-type="float" office:value="0.003859">
            <text:p>0</text:p>
          </table:table-cell>
          <table:table-cell table:number-columns-repeated="12"/>
        </table:table-row>
        <table:table-row table:style-name="ro1">
          <table:table-cell office:value-type="float" office:value="41000">
            <text:p>41000</text:p>
          </table:table-cell>
          <table:table-cell office:value-type="float" office:value="4.996">
            <text:p>5</text:p>
          </table:table-cell>
          <table:table-cell office:value-type="float" office:value="0.019402">
            <text:p>0.02</text:p>
          </table:table-cell>
          <table:table-cell office:value-type="float" office:value="0.014608">
            <text:p>0.01</text:p>
          </table:table-cell>
          <table:table-cell office:value-type="float" office:value="0.00393">
            <text:p>0</text:p>
          </table:table-cell>
          <table:table-cell table:number-columns-repeated="12"/>
        </table:table-row>
        <table:table-row table:style-name="ro1">
          <table:table-cell office:value-type="float" office:value="42000">
            <text:p>42000</text:p>
          </table:table-cell>
          <table:table-cell office:value-type="float" office:value="5.25299">
            <text:p>5.25</text:p>
          </table:table-cell>
          <table:table-cell office:value-type="float" office:value="0.019854">
            <text:p>0.02</text:p>
          </table:table-cell>
          <table:table-cell office:value-type="float" office:value="0.014609">
            <text:p>0.01</text:p>
          </table:table-cell>
          <table:table-cell office:value-type="float" office:value="0.004062">
            <text:p>0</text:p>
          </table:table-cell>
          <table:table-cell table:number-columns-repeated="12"/>
        </table:table-row>
        <table:table-row table:style-name="ro1">
          <table:table-cell office:value-type="float" office:value="43000">
            <text:p>43000</text:p>
          </table:table-cell>
          <table:table-cell office:value-type="float" office:value="5.50924">
            <text:p>5.51</text:p>
          </table:table-cell>
          <table:table-cell office:value-type="float" office:value="0.020364">
            <text:p>0.02</text:p>
          </table:table-cell>
          <table:table-cell office:value-type="float" office:value="0.014647">
            <text:p>0.01</text:p>
          </table:table-cell>
          <table:table-cell office:value-type="float" office:value="0.004156">
            <text:p>0</text:p>
          </table:table-cell>
          <table:table-cell table:number-columns-repeated="12"/>
        </table:table-row>
        <table:table-row table:style-name="ro1">
          <table:table-cell office:value-type="float" office:value="44000">
            <text:p>44000</text:p>
          </table:table-cell>
          <table:table-cell office:value-type="float" office:value="5.77365">
            <text:p>5.77</text:p>
          </table:table-cell>
          <table:table-cell office:value-type="float" office:value="0.021165">
            <text:p>0.02</text:p>
          </table:table-cell>
          <table:table-cell office:value-type="float" office:value="0.014762">
            <text:p>0.01</text:p>
          </table:table-cell>
          <table:table-cell office:value-type="float" office:value="0.004249">
            <text:p>0</text:p>
          </table:table-cell>
          <table:table-cell table:number-columns-repeated="12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6.04531">
            <text:p>6.05</text:p>
          </table:table-cell>
          <table:table-cell office:value-type="float" office:value="0.021162">
            <text:p>0.02</text:p>
          </table:table-cell>
          <table:table-cell office:value-type="float" office:value="0.014904">
            <text:p>0.01</text:p>
          </table:table-cell>
          <table:table-cell office:value-type="float" office:value="0.004368">
            <text:p>0</text:p>
          </table:table-cell>
          <table:table-cell table:number-columns-repeated="12"/>
        </table:table-row>
        <table:table-row table:style-name="ro1">
          <table:table-cell office:value-type="float" office:value="46000">
            <text:p>46000</text:p>
          </table:table-cell>
          <table:table-cell office:value-type="float" office:value="6.32461">
            <text:p>6.32</text:p>
          </table:table-cell>
          <table:table-cell office:value-type="float" office:value="0.0218">
            <text:p>0.02</text:p>
          </table:table-cell>
          <table:table-cell office:value-type="float" office:value="0.015003">
            <text:p>0.02</text:p>
          </table:table-cell>
          <table:table-cell office:value-type="float" office:value="0.004469">
            <text:p>0</text:p>
          </table:table-cell>
          <table:table-cell table:number-columns-repeated="12"/>
        </table:table-row>
        <table:table-row table:style-name="ro1">
          <table:table-cell office:value-type="float" office:value="47000">
            <text:p>47000</text:p>
          </table:table-cell>
          <table:table-cell office:value-type="float" office:value="6.61533">
            <text:p>6.62</text:p>
          </table:table-cell>
          <table:table-cell office:value-type="float" office:value="0.022398">
            <text:p>0.02</text:p>
          </table:table-cell>
          <table:table-cell office:value-type="float" office:value="0.015094">
            <text:p>0.02</text:p>
          </table:table-cell>
          <table:table-cell office:value-type="float" office:value="0.004597">
            <text:p>0</text:p>
          </table:table-cell>
          <table:table-cell table:number-columns-repeated="12"/>
        </table:table-row>
        <table:table-row table:style-name="ro1">
          <table:table-cell office:value-type="float" office:value="48000">
            <text:p>48000</text:p>
          </table:table-cell>
          <table:table-cell office:value-type="float" office:value="6.90125">
            <text:p>6.9</text:p>
          </table:table-cell>
          <table:table-cell office:value-type="float" office:value="0.022773">
            <text:p>0.02</text:p>
          </table:table-cell>
          <table:table-cell office:value-type="float" office:value="0.015213">
            <text:p>0.02</text:p>
          </table:table-cell>
          <table:table-cell office:value-type="float" office:value="0.00469">
            <text:p>0</text:p>
          </table:table-cell>
          <table:table-cell table:number-columns-repeated="12"/>
        </table:table-row>
        <table:table-row table:style-name="ro1">
          <table:table-cell office:value-type="float" office:value="49000">
            <text:p>49000</text:p>
          </table:table-cell>
          <table:table-cell office:value-type="float" office:value="7.19511">
            <text:p>7.2</text:p>
          </table:table-cell>
          <table:table-cell office:value-type="float" office:value="0.023058">
            <text:p>0.02</text:p>
          </table:table-cell>
          <table:table-cell office:value-type="float" office:value="0.015299">
            <text:p>0.02</text:p>
          </table:table-cell>
          <table:table-cell office:value-type="float" office:value="0.004769">
            <text:p>0</text:p>
          </table:table-cell>
          <table:table-cell table:number-columns-repeated="12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7.51042">
            <text:p>7.51</text:p>
          </table:table-cell>
          <table:table-cell office:value-type="float" office:value="0.023593">
            <text:p>0.02</text:p>
          </table:table-cell>
          <table:table-cell office:value-type="float" office:value="0.019482">
            <text:p>0.02</text:p>
          </table:table-cell>
          <table:table-cell office:value-type="float" office:value="0.004951">
            <text:p>0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5">01/25/2008</text:date>, <text:time>20:2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creator>jonathan</dc:creator>
    <dc:date>2008-01-25T20:26:51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5.456cm" svg:height="21.264cm" chart:class="chart:scatter" chart:style-name="ch1">
        <chart:legend chart:legend-position="end" svg:x="22.631cm" svg:y="9.788cm" chart:style-name="ch2"/>
        <chart:plot-area chart:style-name="ch3" table:cell-range-address="Sheet1.A1:Sheet1.E51" chart:data-source-has-labels="row" svg:x="0.509cm" svg:y="0.425cm" svg:width="21.613cm" svg:height="19.98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1" chart:label-cell-address="Sheet1.B1:Sheet1.B1" chart:class="chart:scatter">
            <chart:domain table:cell-range-address="Sheet1.A2:Sheet1.A51"/>
            <chart:data-point chart:repeated="50"/>
          </chart:series>
          <chart:series chart:style-name="ch7" chart:values-cell-range-address="Sheet1.C2:Sheet1.C51" chart:label-cell-address="Sheet1.C1:Sheet1.C1" chart:class="chart:scatter">
            <chart:data-point chart:repeated="50"/>
          </chart:series>
          <chart:series chart:style-name="ch8" chart:values-cell-range-address="Sheet1.D2:Sheet1.D51" chart:label-cell-address="Sheet1.D1:Sheet1.D1" chart:class="chart:scatter">
            <chart:data-point chart:repeated="50"/>
          </chart:series>
          <chart:series chart:style-name="ch9" chart:values-cell-range-address="Sheet1.E2:Sheet1.E51" chart:label-cell-address="Sheet1.E1:Sheet1.E1" chart:class="chart:scatte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Sort</text:p>
              </table:table-cell>
              <table:table-cell office:value-type="string">
                <text:p>MergeSort-R</text:p>
              </table:table-cell>
              <table:table-cell office:value-type="string">
                <text:p>MergeSort-I</text:p>
              </table:table-cell>
              <table:table-cell office:value-type="string">
                <text:p>STL Sort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000">
                <text:p>1000</text:p>
              </table:table-cell>
              <table:table-cell office:value-type="float" office:value="0.003458">
                <text:p>0.003458</text:p>
              </table:table-cell>
              <table:table-cell office:value-type="float" office:value="0.000761">
                <text:p>0.000761</text:p>
              </table:table-cell>
              <table:table-cell office:value-type="float" office:value="0.000466">
                <text:p>0.000466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2000">
                <text:p>2000</text:p>
              </table:table-cell>
              <table:table-cell office:value-type="float" office:value="0.014638">
                <text:p>0.014638</text:p>
              </table:table-cell>
              <table:table-cell office:value-type="float" office:value="0.001541">
                <text:p>0.001541</text:p>
              </table:table-cell>
              <table:table-cell office:value-type="float" office:value="0.000957">
                <text:p>0.000957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3000">
                <text:p>3000</text:p>
              </table:table-cell>
              <table:table-cell office:value-type="float" office:value="0.035007">
                <text:p>0.035007</text:p>
              </table:table-cell>
              <table:table-cell office:value-type="float" office:value="0.002356">
                <text:p>0.002356</text:p>
              </table:table-cell>
              <table:table-cell office:value-type="float" office:value="0.001475">
                <text:p>0.00147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4000">
                <text:p>4000</text:p>
              </table:table-cell>
              <table:table-cell office:value-type="float" office:value="0.044394">
                <text:p>0.044394</text:p>
              </table:table-cell>
              <table:table-cell office:value-type="float" office:value="0.001722">
                <text:p>0.001722</text:p>
              </table:table-cell>
              <table:table-cell office:value-type="float" office:value="0.001092">
                <text:p>0.001092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5000">
                <text:p>5000</text:p>
              </table:table-cell>
              <table:table-cell office:value-type="float" office:value="0.058445">
                <text:p>0.058445</text:p>
              </table:table-cell>
              <table:table-cell office:value-type="float" office:value="0.002178">
                <text:p>0.002178</text:p>
              </table:table-cell>
              <table:table-cell office:value-type="float" office:value="0.001394">
                <text:p>0.001394</text:p>
              </table:table-cell>
              <table:table-cell office:value-type="float" office:value="0.000396">
                <text:p>0.000396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6000">
                <text:p>6000</text:p>
              </table:table-cell>
              <table:table-cell office:value-type="float" office:value="0.086309">
                <text:p>0.086309</text:p>
              </table:table-cell>
              <table:table-cell office:value-type="float" office:value="0.002632">
                <text:p>0.002632</text:p>
              </table:table-cell>
              <table:table-cell office:value-type="float" office:value="0.001675">
                <text:p>0.001675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7000">
                <text:p>7000</text:p>
              </table:table-cell>
              <table:table-cell office:value-type="float" office:value="0.119861">
                <text:p>0.119861</text:p>
              </table:table-cell>
              <table:table-cell office:value-type="float" office:value="0.003058">
                <text:p>0.003058</text:p>
              </table:table-cell>
              <table:table-cell office:value-type="float" office:value="0.002197">
                <text:p>0.002197</text:p>
              </table:table-cell>
              <table:table-cell office:value-type="float" office:value="0.000565">
                <text:p>0.00056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8000">
                <text:p>8000</text:p>
              </table:table-cell>
              <table:table-cell office:value-type="float" office:value="0.15943">
                <text:p>0.15943</text:p>
              </table:table-cell>
              <table:table-cell office:value-type="float" office:value="0.003477">
                <text:p>0.003477</text:p>
              </table:table-cell>
              <table:table-cell office:value-type="float" office:value="0.002272">
                <text:p>0.002272</text:p>
              </table:table-cell>
              <table:table-cell office:value-type="float" office:value="0.000663">
                <text:p>0.000663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9000">
                <text:p>9000</text:p>
              </table:table-cell>
              <table:table-cell office:value-type="float" office:value="0.205961">
                <text:p>0.205961</text:p>
              </table:table-cell>
              <table:table-cell office:value-type="float" office:value="0.003988">
                <text:p>0.003988</text:p>
              </table:table-cell>
              <table:table-cell office:value-type="float" office:value="0.002576">
                <text:p>0.002576</text:p>
              </table:table-cell>
              <table:table-cell office:value-type="float" office:value="0.000759">
                <text:p>0.000759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0000">
                <text:p>10000</text:p>
              </table:table-cell>
              <table:table-cell office:value-type="float" office:value="0.258218">
                <text:p>0.258218</text:p>
              </table:table-cell>
              <table:table-cell office:value-type="float" office:value="0.004473">
                <text:p>0.004473</text:p>
              </table:table-cell>
              <table:table-cell office:value-type="float" office:value="0.002866">
                <text:p>0.002866</text:p>
              </table:table-cell>
              <table:table-cell office:value-type="float" office:value="0.000846">
                <text:p>0.000846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1000">
                <text:p>11000</text:p>
              </table:table-cell>
              <table:table-cell office:value-type="float" office:value="0.31836">
                <text:p>0.31836</text:p>
              </table:table-cell>
              <table:table-cell office:value-type="float" office:value="0.00492">
                <text:p>0.00492</text:p>
              </table:table-cell>
              <table:table-cell office:value-type="float" office:value="0.00339">
                <text:p>0.0033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2000">
                <text:p>12000</text:p>
              </table:table-cell>
              <table:table-cell office:value-type="float" office:value="0.383217">
                <text:p>0.383217</text:p>
              </table:table-cell>
              <table:table-cell office:value-type="float" office:value="0.005385">
                <text:p>0.005385</text:p>
              </table:table-cell>
              <table:table-cell office:value-type="float" office:value="0.003485">
                <text:p>0.003485</text:p>
              </table:table-cell>
              <table:table-cell office:value-type="float" office:value="0.001033">
                <text:p>0.00103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3000">
                <text:p>13000</text:p>
              </table:table-cell>
              <table:table-cell office:value-type="float" office:value="0.45487">
                <text:p>0.45487</text:p>
              </table:table-cell>
              <table:table-cell office:value-type="float" office:value="0.005824">
                <text:p>0.005824</text:p>
              </table:table-cell>
              <table:table-cell office:value-type="float" office:value="0.004496">
                <text:p>0.004496</text:p>
              </table:table-cell>
              <table:table-cell office:value-type="float" office:value="0.001121">
                <text:p>0.001121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4000">
                <text:p>14000</text:p>
              </table:table-cell>
              <table:table-cell office:value-type="float" office:value="0.532991">
                <text:p>0.532991</text:p>
              </table:table-cell>
              <table:table-cell office:value-type="float" office:value="0.006268">
                <text:p>0.006268</text:p>
              </table:table-cell>
              <table:table-cell office:value-type="float" office:value="0.004566">
                <text:p>0.004566</text:p>
              </table:table-cell>
              <table:table-cell office:value-type="float" office:value="0.001221">
                <text:p>0.001221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5000">
                <text:p>15000</text:p>
              </table:table-cell>
              <table:table-cell office:value-type="float" office:value="0.61426">
                <text:p>0.61426</text:p>
              </table:table-cell>
              <table:table-cell office:value-type="float" office:value="0.006726">
                <text:p>0.006726</text:p>
              </table:table-cell>
              <table:table-cell office:value-type="float" office:value="0.005027">
                <text:p>0.005027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6000">
                <text:p>16000</text:p>
              </table:table-cell>
              <table:table-cell office:value-type="float" office:value="0.706988">
                <text:p>0.706988</text:p>
              </table:table-cell>
              <table:table-cell office:value-type="float" office:value="0.007153">
                <text:p>0.007153</text:p>
              </table:table-cell>
              <table:table-cell office:value-type="float" office:value="0.004744">
                <text:p>0.004744</text:p>
              </table:table-cell>
              <table:table-cell office:value-type="float" office:value="0.001418">
                <text:p>0.001418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7000">
                <text:p>17000</text:p>
              </table:table-cell>
              <table:table-cell office:value-type="float" office:value="0.802261">
                <text:p>0.802261</text:p>
              </table:table-cell>
              <table:table-cell office:value-type="float" office:value="0.007577">
                <text:p>0.007577</text:p>
              </table:table-cell>
              <table:table-cell office:value-type="float" office:value="0.005055">
                <text:p>0.005055</text:p>
              </table:table-cell>
              <table:table-cell office:value-type="float" office:value="0.001514">
                <text:p>0.00151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8000">
                <text:p>18000</text:p>
              </table:table-cell>
              <table:table-cell office:value-type="float" office:value="0.902719">
                <text:p>0.902719</text:p>
              </table:table-cell>
              <table:table-cell office:value-type="float" office:value="0.008207">
                <text:p>0.008207</text:p>
              </table:table-cell>
              <table:table-cell office:value-type="float" office:value="0.005347">
                <text:p>0.005347</text:p>
              </table:table-cell>
              <table:table-cell office:value-type="float" office:value="0.001605">
                <text:p>0.001605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9000">
                <text:p>19000</text:p>
              </table:table-cell>
              <table:table-cell office:value-type="float" office:value="1.0116">
                <text:p>1.0116</text:p>
              </table:table-cell>
              <table:table-cell office:value-type="float" office:value="0.008657">
                <text:p>0.008657</text:p>
              </table:table-cell>
              <table:table-cell office:value-type="float" office:value="0.005884">
                <text:p>0.005884</text:p>
              </table:table-cell>
              <table:table-cell office:value-type="float" office:value="0.001718">
                <text:p>0.001718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20000">
                <text:p>20000</text:p>
              </table:table-cell>
              <table:table-cell office:value-type="float" office:value="1.12683">
                <text:p>1.12683</text:p>
              </table:table-cell>
              <table:table-cell office:value-type="float" office:value="0.009157">
                <text:p>0.009157</text:p>
              </table:table-cell>
              <table:table-cell office:value-type="float" office:value="0.005962">
                <text:p>0.005962</text:p>
              </table:table-cell>
              <table:table-cell office:value-type="float" office:value="0.001802">
                <text:p>0.001802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21000">
                <text:p>21000</text:p>
              </table:table-cell>
              <table:table-cell office:value-type="float" office:value="1.24934">
                <text:p>1.24934</text:p>
              </table:table-cell>
              <table:table-cell office:value-type="float" office:value="0.00956">
                <text:p>0.00956</text:p>
              </table:table-cell>
              <table:table-cell office:value-type="float" office:value="0.006974">
                <text:p>0.006974</text:p>
              </table:table-cell>
              <table:table-cell office:value-type="float" office:value="0.001906">
                <text:p>0.001906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22000">
                <text:p>22000</text:p>
              </table:table-cell>
              <table:table-cell office:value-type="float" office:value="1.37931">
                <text:p>1.37931</text:p>
              </table:table-cell>
              <table:table-cell office:value-type="float" office:value="0.010082">
                <text:p>0.010082</text:p>
              </table:table-cell>
              <table:table-cell office:value-type="float" office:value="0.007066">
                <text:p>0.007066</text:p>
              </table:table-cell>
              <table:table-cell office:value-type="float" office:value="0.002006">
                <text:p>0.002006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23000">
                <text:p>23000</text:p>
              </table:table-cell>
              <table:table-cell office:value-type="float" office:value="1.51166">
                <text:p>1.51166</text:p>
              </table:table-cell>
              <table:table-cell office:value-type="float" office:value="0.010592">
                <text:p>0.010592</text:p>
              </table:table-cell>
              <table:table-cell office:value-type="float" office:value="0.007167">
                <text:p>0.007167</text:p>
              </table:table-cell>
              <table:table-cell office:value-type="float" office:value="0.002102">
                <text:p>0.002102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24000">
                <text:p>24000</text:p>
              </table:table-cell>
              <table:table-cell office:value-type="float" office:value="1.65198">
                <text:p>1.65198</text:p>
              </table:table-cell>
              <table:table-cell office:value-type="float" office:value="0.011012">
                <text:p>0.011012</text:p>
              </table:table-cell>
              <table:table-cell office:value-type="float" office:value="0.007266">
                <text:p>0.007266</text:p>
              </table:table-cell>
              <table:table-cell office:value-type="float" office:value="0.002199">
                <text:p>0.002199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25000">
                <text:p>25000</text:p>
              </table:table-cell>
              <table:table-cell office:value-type="float" office:value="1.79839">
                <text:p>1.79839</text:p>
              </table:table-cell>
              <table:table-cell office:value-type="float" office:value="0.011501">
                <text:p>0.011501</text:p>
              </table:table-cell>
              <table:table-cell office:value-type="float" office:value="0.009273">
                <text:p>0.009273</text:p>
              </table:table-cell>
              <table:table-cell office:value-type="float" office:value="0.002295">
                <text:p>0.002295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6000">
                <text:p>26000</text:p>
              </table:table-cell>
              <table:table-cell office:value-type="float" office:value="1.9478">
                <text:p>1.9478</text:p>
              </table:table-cell>
              <table:table-cell office:value-type="float" office:value="0.01194">
                <text:p>0.01194</text:p>
              </table:table-cell>
              <table:table-cell office:value-type="float" office:value="0.00939">
                <text:p>0.00939</text:p>
              </table:table-cell>
              <table:table-cell office:value-type="float" office:value="0.002431">
                <text:p>0.002431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7000">
                <text:p>27000</text:p>
              </table:table-cell>
              <table:table-cell office:value-type="float" office:value="2.13604">
                <text:p>2.13604</text:p>
              </table:table-cell>
              <table:table-cell office:value-type="float" office:value="0.012389">
                <text:p>0.012389</text:p>
              </table:table-cell>
              <table:table-cell office:value-type="float" office:value="0.00944">
                <text:p>0.00944</text:p>
              </table:table-cell>
              <table:table-cell office:value-type="float" office:value="0.002506">
                <text:p>0.002506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28000">
                <text:p>28000</text:p>
              </table:table-cell>
              <table:table-cell office:value-type="float" office:value="2.31122">
                <text:p>2.31122</text:p>
              </table:table-cell>
              <table:table-cell office:value-type="float" office:value="0.012873">
                <text:p>0.012873</text:p>
              </table:table-cell>
              <table:table-cell office:value-type="float" office:value="0.009874">
                <text:p>0.009874</text:p>
              </table:table-cell>
              <table:table-cell office:value-type="float" office:value="0.002636">
                <text:p>0.002636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9000">
                <text:p>29000</text:p>
              </table:table-cell>
              <table:table-cell office:value-type="float" office:value="2.50726">
                <text:p>2.50726</text:p>
              </table:table-cell>
              <table:table-cell office:value-type="float" office:value="0.015384">
                <text:p>0.015384</text:p>
              </table:table-cell>
              <table:table-cell office:value-type="float" office:value="0.010294">
                <text:p>0.010294</text:p>
              </table:table-cell>
              <table:table-cell office:value-type="float" office:value="0.002926">
                <text:p>0.002926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30000">
                <text:p>30000</text:p>
              </table:table-cell>
              <table:table-cell office:value-type="float" office:value="2.64298">
                <text:p>2.64298</text:p>
              </table:table-cell>
              <table:table-cell office:value-type="float" office:value="0.013873">
                <text:p>0.013873</text:p>
              </table:table-cell>
              <table:table-cell office:value-type="float" office:value="0.009717">
                <text:p>0.009717</text:p>
              </table:table-cell>
              <table:table-cell office:value-type="float" office:value="0.002801">
                <text:p>0.002801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31000">
                <text:p>31000</text:p>
              </table:table-cell>
              <table:table-cell office:value-type="float" office:value="2.80795">
                <text:p>2.80795</text:p>
              </table:table-cell>
              <table:table-cell office:value-type="float" office:value="0.014248">
                <text:p>0.014248</text:p>
              </table:table-cell>
              <table:table-cell office:value-type="float" office:value="0.009816">
                <text:p>0.009816</text:p>
              </table:table-cell>
              <table:table-cell office:value-type="float" office:value="0.002913">
                <text:p>0.002913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32000">
                <text:p>32000</text:p>
              </table:table-cell>
              <table:table-cell office:value-type="float" office:value="2.99511">
                <text:p>2.99511</text:p>
              </table:table-cell>
              <table:table-cell office:value-type="float" office:value="0.014776">
                <text:p>0.014776</text:p>
              </table:table-cell>
              <table:table-cell office:value-type="float" office:value="0.009925">
                <text:p>0.009925</text:p>
              </table:table-cell>
              <table:table-cell office:value-type="float" office:value="0.003012">
                <text:p>0.003012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33000">
                <text:p>33000</text:p>
              </table:table-cell>
              <table:table-cell office:value-type="float" office:value="3.19053">
                <text:p>3.19053</text:p>
              </table:table-cell>
              <table:table-cell office:value-type="float" office:value="0.015075">
                <text:p>0.015075</text:p>
              </table:table-cell>
              <table:table-cell office:value-type="float" office:value="0.010159">
                <text:p>0.010159</text:p>
              </table:table-cell>
              <table:table-cell office:value-type="float" office:value="0.00313">
                <text:p>0.00313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34000">
                <text:p>34000</text:p>
              </table:table-cell>
              <table:table-cell office:value-type="float" office:value="3.39651">
                <text:p>3.39651</text:p>
              </table:table-cell>
              <table:table-cell office:value-type="float" office:value="0.015684">
                <text:p>0.015684</text:p>
              </table:table-cell>
              <table:table-cell office:value-type="float" office:value="0.010642">
                <text:p>0.010642</text:p>
              </table:table-cell>
              <table:table-cell office:value-type="float" office:value="0.003235">
                <text:p>0.003235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35000">
                <text:p>35000</text:p>
              </table:table-cell>
              <table:table-cell office:value-type="float" office:value="3.60991">
                <text:p>3.60991</text:p>
              </table:table-cell>
              <table:table-cell office:value-type="float" office:value="0.016147">
                <text:p>0.016147</text:p>
              </table:table-cell>
              <table:table-cell office:value-type="float" office:value="0.011058">
                <text:p>0.011058</text:p>
              </table:table-cell>
              <table:table-cell office:value-type="float" office:value="0.003357">
                <text:p>0.003357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36000">
                <text:p>36000</text:p>
              </table:table-cell>
              <table:table-cell office:value-type="float" office:value="3.82712">
                <text:p>3.82712</text:p>
              </table:table-cell>
              <table:table-cell office:value-type="float" office:value="0.017184">
                <text:p>0.017184</text:p>
              </table:table-cell>
              <table:table-cell office:value-type="float" office:value="0.011252">
                <text:p>0.011252</text:p>
              </table:table-cell>
              <table:table-cell office:value-type="float" office:value="0.003426">
                <text:p>0.003426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37000">
                <text:p>37000</text:p>
              </table:table-cell>
              <table:table-cell office:value-type="float" office:value="4.04662">
                <text:p>4.04662</text:p>
              </table:table-cell>
              <table:table-cell office:value-type="float" office:value="0.017318">
                <text:p>0.017318</text:p>
              </table:table-cell>
              <table:table-cell office:value-type="float" office:value="0.012229">
                <text:p>0.012229</text:p>
              </table:table-cell>
              <table:table-cell office:value-type="float" office:value="0.003528">
                <text:p>0.003528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38000">
                <text:p>38000</text:p>
              </table:table-cell>
              <table:table-cell office:value-type="float" office:value="4.27361">
                <text:p>4.27361</text:p>
              </table:table-cell>
              <table:table-cell office:value-type="float" office:value="0.017806">
                <text:p>0.017806</text:p>
              </table:table-cell>
              <table:table-cell office:value-type="float" office:value="0.012361">
                <text:p>0.012361</text:p>
              </table:table-cell>
              <table:table-cell office:value-type="float" office:value="0.003617">
                <text:p>0.003617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39000">
                <text:p>39000</text:p>
              </table:table-cell>
              <table:table-cell office:value-type="float" office:value="4.51071">
                <text:p>4.51071</text:p>
              </table:table-cell>
              <table:table-cell office:value-type="float" office:value="0.018269">
                <text:p>0.018269</text:p>
              </table:table-cell>
              <table:table-cell office:value-type="float" office:value="0.012429">
                <text:p>0.012429</text:p>
              </table:table-cell>
              <table:table-cell office:value-type="float" office:value="0.00374">
                <text:p>0.00374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40000">
                <text:p>40000</text:p>
              </table:table-cell>
              <table:table-cell office:value-type="float" office:value="4.74937">
                <text:p>4.74937</text:p>
              </table:table-cell>
              <table:table-cell office:value-type="float" office:value="0.01881">
                <text:p>0.01881</text:p>
              </table:table-cell>
              <table:table-cell office:value-type="float" office:value="0.012487">
                <text:p>0.012487</text:p>
              </table:table-cell>
              <table:table-cell office:value-type="float" office:value="0.003859">
                <text:p>0.003859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41000">
                <text:p>41000</text:p>
              </table:table-cell>
              <table:table-cell office:value-type="float" office:value="4.996">
                <text:p>4.996</text:p>
              </table:table-cell>
              <table:table-cell office:value-type="float" office:value="0.019402">
                <text:p>0.019402</text:p>
              </table:table-cell>
              <table:table-cell office:value-type="float" office:value="0.014608">
                <text:p>0.014608</text:p>
              </table:table-cell>
              <table:table-cell office:value-type="float" office:value="0.00393">
                <text:p>0.00393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42000">
                <text:p>42000</text:p>
              </table:table-cell>
              <table:table-cell office:value-type="float" office:value="5.25299">
                <text:p>5.25299</text:p>
              </table:table-cell>
              <table:table-cell office:value-type="float" office:value="0.019854">
                <text:p>0.019854</text:p>
              </table:table-cell>
              <table:table-cell office:value-type="float" office:value="0.014609">
                <text:p>0.014609</text:p>
              </table:table-cell>
              <table:table-cell office:value-type="float" office:value="0.004062">
                <text:p>0.004062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43000">
                <text:p>43000</text:p>
              </table:table-cell>
              <table:table-cell office:value-type="float" office:value="5.50924">
                <text:p>5.50924</text:p>
              </table:table-cell>
              <table:table-cell office:value-type="float" office:value="0.020364">
                <text:p>0.020364</text:p>
              </table:table-cell>
              <table:table-cell office:value-type="float" office:value="0.014647">
                <text:p>0.014647</text:p>
              </table:table-cell>
              <table:table-cell office:value-type="float" office:value="0.004156">
                <text:p>0.004156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44000">
                <text:p>44000</text:p>
              </table:table-cell>
              <table:table-cell office:value-type="float" office:value="5.77365">
                <text:p>5.77365</text:p>
              </table:table-cell>
              <table:table-cell office:value-type="float" office:value="0.021165">
                <text:p>0.021165</text:p>
              </table:table-cell>
              <table:table-cell office:value-type="float" office:value="0.014762">
                <text:p>0.014762</text:p>
              </table:table-cell>
              <table:table-cell office:value-type="float" office:value="0.004249">
                <text:p>0.004249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45000">
                <text:p>45000</text:p>
              </table:table-cell>
              <table:table-cell office:value-type="float" office:value="6.04531">
                <text:p>6.04531</text:p>
              </table:table-cell>
              <table:table-cell office:value-type="float" office:value="0.021162">
                <text:p>0.021162</text:p>
              </table:table-cell>
              <table:table-cell office:value-type="float" office:value="0.014904">
                <text:p>0.014904</text:p>
              </table:table-cell>
              <table:table-cell office:value-type="float" office:value="0.004368">
                <text:p>0.004368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46000">
                <text:p>46000</text:p>
              </table:table-cell>
              <table:table-cell office:value-type="float" office:value="6.32461">
                <text:p>6.32461</text:p>
              </table:table-cell>
              <table:table-cell office:value-type="float" office:value="0.0218">
                <text:p>0.0218</text:p>
              </table:table-cell>
              <table:table-cell office:value-type="float" office:value="0.015003">
                <text:p>0.015003</text:p>
              </table:table-cell>
              <table:table-cell office:value-type="float" office:value="0.004469">
                <text:p>0.004469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47000">
                <text:p>47000</text:p>
              </table:table-cell>
              <table:table-cell office:value-type="float" office:value="6.61533">
                <text:p>6.61533</text:p>
              </table:table-cell>
              <table:table-cell office:value-type="float" office:value="0.022398">
                <text:p>0.022398</text:p>
              </table:table-cell>
              <table:table-cell office:value-type="float" office:value="0.015094">
                <text:p>0.015094</text:p>
              </table:table-cell>
              <table:table-cell office:value-type="float" office:value="0.004597">
                <text:p>0.004597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48000">
                <text:p>48000</text:p>
              </table:table-cell>
              <table:table-cell office:value-type="float" office:value="6.90125">
                <text:p>6.90125</text:p>
              </table:table-cell>
              <table:table-cell office:value-type="float" office:value="0.022773">
                <text:p>0.022773</text:p>
              </table:table-cell>
              <table:table-cell office:value-type="float" office:value="0.015213">
                <text:p>0.015213</text:p>
              </table:table-cell>
              <table:table-cell office:value-type="float" office:value="0.00469">
                <text:p>0.00469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49000">
                <text:p>49000</text:p>
              </table:table-cell>
              <table:table-cell office:value-type="float" office:value="7.19511">
                <text:p>7.19511</text:p>
              </table:table-cell>
              <table:table-cell office:value-type="float" office:value="0.023058">
                <text:p>0.023058</text:p>
              </table:table-cell>
              <table:table-cell office:value-type="float" office:value="0.015299">
                <text:p>0.015299</text:p>
              </table:table-cell>
              <table:table-cell office:value-type="float" office:value="0.004769">
                <text:p>0.004769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50000">
                <text:p>50000</text:p>
              </table:table-cell>
              <table:table-cell office:value-type="float" office:value="7.51042">
                <text:p>7.51042</text:p>
              </table:table-cell>
              <table:table-cell office:value-type="float" office:value="0.023593">
                <text:p>0.023593</text:p>
              </table:table-cell>
              <table:table-cell office:value-type="float" office:value="0.019482">
                <text:p>0.019482</text:p>
              </table:table-cell>
              <table:table-cell office:value-type="float" office:value="0.004951">
                <text:p>0.0049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6.171cm" svg:height="21.051cm" chart:class="chart:scatter" chart:style-name="ch1">
        <chart:legend chart:legend-position="end" svg:x="23.332cm" svg:y="9.869cm" chart:style-name="ch2"/>
        <chart:plot-area chart:style-name="ch3" table:cell-range-address="Sheet1.A1:Sheet1.A51 Sheet1.C1:Sheet1.E51" chart:data-source-has-labels="row" svg:x="0.523cm" svg:y="0.421cm" svg:width="22.286cm" svg:height="19.78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51" chart:label-cell-address="Sheet1.C1:Sheet1.C1" chart:class="chart:scatter">
            <chart:domain table:cell-range-address="Sheet1.A2:Sheet1.A51"/>
            <chart:data-point chart:repeated="50"/>
          </chart:series>
          <chart:series chart:style-name="ch7" chart:values-cell-range-address="Sheet1.D2:Sheet1.D51" chart:label-cell-address="Sheet1.D1:Sheet1.D1" chart:class="chart:scatter">
            <chart:data-point chart:repeated="50"/>
          </chart:series>
          <chart:series chart:style-name="ch8" chart:values-cell-range-address="Sheet1.E2:Sheet1.E51" chart:label-cell-address="Sheet1.E1:Sheet1.E1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rgeSort-R</text:p>
              </table:table-cell>
              <table:table-cell office:value-type="string">
                <text:p>MergeSort-I</text:p>
              </table:table-cell>
              <table:table-cell office:value-type="string">
                <text:p>STL Sort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000">
                <text:p>1000</text:p>
              </table:table-cell>
              <table:table-cell office:value-type="float" office:value="0.000761">
                <text:p>0.000761</text:p>
              </table:table-cell>
              <table:table-cell office:value-type="float" office:value="0.000466">
                <text:p>0.000466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2000">
                <text:p>2000</text:p>
              </table:table-cell>
              <table:table-cell office:value-type="float" office:value="0.001541">
                <text:p>0.001541</text:p>
              </table:table-cell>
              <table:table-cell office:value-type="float" office:value="0.000957">
                <text:p>0.000957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3000">
                <text:p>3000</text:p>
              </table:table-cell>
              <table:table-cell office:value-type="float" office:value="0.002356">
                <text:p>0.002356</text:p>
              </table:table-cell>
              <table:table-cell office:value-type="float" office:value="0.001475">
                <text:p>0.00147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4000">
                <text:p>4000</text:p>
              </table:table-cell>
              <table:table-cell office:value-type="float" office:value="0.001722">
                <text:p>0.001722</text:p>
              </table:table-cell>
              <table:table-cell office:value-type="float" office:value="0.001092">
                <text:p>0.001092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5000">
                <text:p>5000</text:p>
              </table:table-cell>
              <table:table-cell office:value-type="float" office:value="0.002178">
                <text:p>0.002178</text:p>
              </table:table-cell>
              <table:table-cell office:value-type="float" office:value="0.001394">
                <text:p>0.001394</text:p>
              </table:table-cell>
              <table:table-cell office:value-type="float" office:value="0.000396">
                <text:p>0.000396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6000">
                <text:p>6000</text:p>
              </table:table-cell>
              <table:table-cell office:value-type="float" office:value="0.002632">
                <text:p>0.002632</text:p>
              </table:table-cell>
              <table:table-cell office:value-type="float" office:value="0.001675">
                <text:p>0.001675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7000">
                <text:p>7000</text:p>
              </table:table-cell>
              <table:table-cell office:value-type="float" office:value="0.003058">
                <text:p>0.003058</text:p>
              </table:table-cell>
              <table:table-cell office:value-type="float" office:value="0.002197">
                <text:p>0.002197</text:p>
              </table:table-cell>
              <table:table-cell office:value-type="float" office:value="0.000565">
                <text:p>0.00056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8000">
                <text:p>8000</text:p>
              </table:table-cell>
              <table:table-cell office:value-type="float" office:value="0.003477">
                <text:p>0.003477</text:p>
              </table:table-cell>
              <table:table-cell office:value-type="float" office:value="0.002272">
                <text:p>0.002272</text:p>
              </table:table-cell>
              <table:table-cell office:value-type="float" office:value="0.000663">
                <text:p>0.000663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9000">
                <text:p>9000</text:p>
              </table:table-cell>
              <table:table-cell office:value-type="float" office:value="0.003988">
                <text:p>0.003988</text:p>
              </table:table-cell>
              <table:table-cell office:value-type="float" office:value="0.002576">
                <text:p>0.002576</text:p>
              </table:table-cell>
              <table:table-cell office:value-type="float" office:value="0.000759">
                <text:p>0.000759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0000">
                <text:p>10000</text:p>
              </table:table-cell>
              <table:table-cell office:value-type="float" office:value="0.004473">
                <text:p>0.004473</text:p>
              </table:table-cell>
              <table:table-cell office:value-type="float" office:value="0.002866">
                <text:p>0.002866</text:p>
              </table:table-cell>
              <table:table-cell office:value-type="float" office:value="0.000846">
                <text:p>0.000846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1000">
                <text:p>11000</text:p>
              </table:table-cell>
              <table:table-cell office:value-type="float" office:value="0.00492">
                <text:p>0.00492</text:p>
              </table:table-cell>
              <table:table-cell office:value-type="float" office:value="0.00339">
                <text:p>0.0033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2000">
                <text:p>12000</text:p>
              </table:table-cell>
              <table:table-cell office:value-type="float" office:value="0.005385">
                <text:p>0.005385</text:p>
              </table:table-cell>
              <table:table-cell office:value-type="float" office:value="0.003485">
                <text:p>0.003485</text:p>
              </table:table-cell>
              <table:table-cell office:value-type="float" office:value="0.001033">
                <text:p>0.00103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3000">
                <text:p>13000</text:p>
              </table:table-cell>
              <table:table-cell office:value-type="float" office:value="0.005824">
                <text:p>0.005824</text:p>
              </table:table-cell>
              <table:table-cell office:value-type="float" office:value="0.004496">
                <text:p>0.004496</text:p>
              </table:table-cell>
              <table:table-cell office:value-type="float" office:value="0.001121">
                <text:p>0.001121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4000">
                <text:p>14000</text:p>
              </table:table-cell>
              <table:table-cell office:value-type="float" office:value="0.006268">
                <text:p>0.006268</text:p>
              </table:table-cell>
              <table:table-cell office:value-type="float" office:value="0.004566">
                <text:p>0.004566</text:p>
              </table:table-cell>
              <table:table-cell office:value-type="float" office:value="0.001221">
                <text:p>0.001221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5000">
                <text:p>15000</text:p>
              </table:table-cell>
              <table:table-cell office:value-type="float" office:value="0.006726">
                <text:p>0.006726</text:p>
              </table:table-cell>
              <table:table-cell office:value-type="float" office:value="0.005027">
                <text:p>0.005027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6000">
                <text:p>16000</text:p>
              </table:table-cell>
              <table:table-cell office:value-type="float" office:value="0.007153">
                <text:p>0.007153</text:p>
              </table:table-cell>
              <table:table-cell office:value-type="float" office:value="0.004744">
                <text:p>0.004744</text:p>
              </table:table-cell>
              <table:table-cell office:value-type="float" office:value="0.001418">
                <text:p>0.001418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7000">
                <text:p>17000</text:p>
              </table:table-cell>
              <table:table-cell office:value-type="float" office:value="0.007577">
                <text:p>0.007577</text:p>
              </table:table-cell>
              <table:table-cell office:value-type="float" office:value="0.005055">
                <text:p>0.005055</text:p>
              </table:table-cell>
              <table:table-cell office:value-type="float" office:value="0.001514">
                <text:p>0.00151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8000">
                <text:p>18000</text:p>
              </table:table-cell>
              <table:table-cell office:value-type="float" office:value="0.008207">
                <text:p>0.008207</text:p>
              </table:table-cell>
              <table:table-cell office:value-type="float" office:value="0.005347">
                <text:p>0.005347</text:p>
              </table:table-cell>
              <table:table-cell office:value-type="float" office:value="0.001605">
                <text:p>0.001605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9000">
                <text:p>19000</text:p>
              </table:table-cell>
              <table:table-cell office:value-type="float" office:value="0.008657">
                <text:p>0.008657</text:p>
              </table:table-cell>
              <table:table-cell office:value-type="float" office:value="0.005884">
                <text:p>0.005884</text:p>
              </table:table-cell>
              <table:table-cell office:value-type="float" office:value="0.001718">
                <text:p>0.001718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20000">
                <text:p>20000</text:p>
              </table:table-cell>
              <table:table-cell office:value-type="float" office:value="0.009157">
                <text:p>0.009157</text:p>
              </table:table-cell>
              <table:table-cell office:value-type="float" office:value="0.005962">
                <text:p>0.005962</text:p>
              </table:table-cell>
              <table:table-cell office:value-type="float" office:value="0.001802">
                <text:p>0.001802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21000">
                <text:p>21000</text:p>
              </table:table-cell>
              <table:table-cell office:value-type="float" office:value="0.00956">
                <text:p>0.00956</text:p>
              </table:table-cell>
              <table:table-cell office:value-type="float" office:value="0.006974">
                <text:p>0.006974</text:p>
              </table:table-cell>
              <table:table-cell office:value-type="float" office:value="0.001906">
                <text:p>0.001906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22000">
                <text:p>22000</text:p>
              </table:table-cell>
              <table:table-cell office:value-type="float" office:value="0.010082">
                <text:p>0.010082</text:p>
              </table:table-cell>
              <table:table-cell office:value-type="float" office:value="0.007066">
                <text:p>0.007066</text:p>
              </table:table-cell>
              <table:table-cell office:value-type="float" office:value="0.002006">
                <text:p>0.002006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23000">
                <text:p>23000</text:p>
              </table:table-cell>
              <table:table-cell office:value-type="float" office:value="0.010592">
                <text:p>0.010592</text:p>
              </table:table-cell>
              <table:table-cell office:value-type="float" office:value="0.007167">
                <text:p>0.007167</text:p>
              </table:table-cell>
              <table:table-cell office:value-type="float" office:value="0.002102">
                <text:p>0.002102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24000">
                <text:p>24000</text:p>
              </table:table-cell>
              <table:table-cell office:value-type="float" office:value="0.011012">
                <text:p>0.011012</text:p>
              </table:table-cell>
              <table:table-cell office:value-type="float" office:value="0.007266">
                <text:p>0.007266</text:p>
              </table:table-cell>
              <table:table-cell office:value-type="float" office:value="0.002199">
                <text:p>0.002199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25000">
                <text:p>25000</text:p>
              </table:table-cell>
              <table:table-cell office:value-type="float" office:value="0.011501">
                <text:p>0.011501</text:p>
              </table:table-cell>
              <table:table-cell office:value-type="float" office:value="0.009273">
                <text:p>0.009273</text:p>
              </table:table-cell>
              <table:table-cell office:value-type="float" office:value="0.002295">
                <text:p>0.002295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6000">
                <text:p>26000</text:p>
              </table:table-cell>
              <table:table-cell office:value-type="float" office:value="0.01194">
                <text:p>0.01194</text:p>
              </table:table-cell>
              <table:table-cell office:value-type="float" office:value="0.00939">
                <text:p>0.00939</text:p>
              </table:table-cell>
              <table:table-cell office:value-type="float" office:value="0.002431">
                <text:p>0.002431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7000">
                <text:p>27000</text:p>
              </table:table-cell>
              <table:table-cell office:value-type="float" office:value="0.012389">
                <text:p>0.012389</text:p>
              </table:table-cell>
              <table:table-cell office:value-type="float" office:value="0.00944">
                <text:p>0.00944</text:p>
              </table:table-cell>
              <table:table-cell office:value-type="float" office:value="0.002506">
                <text:p>0.002506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28000">
                <text:p>28000</text:p>
              </table:table-cell>
              <table:table-cell office:value-type="float" office:value="0.012873">
                <text:p>0.012873</text:p>
              </table:table-cell>
              <table:table-cell office:value-type="float" office:value="0.009874">
                <text:p>0.009874</text:p>
              </table:table-cell>
              <table:table-cell office:value-type="float" office:value="0.002636">
                <text:p>0.002636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9000">
                <text:p>29000</text:p>
              </table:table-cell>
              <table:table-cell office:value-type="float" office:value="0.015384">
                <text:p>0.015384</text:p>
              </table:table-cell>
              <table:table-cell office:value-type="float" office:value="0.010294">
                <text:p>0.010294</text:p>
              </table:table-cell>
              <table:table-cell office:value-type="float" office:value="0.002926">
                <text:p>0.002926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30000">
                <text:p>30000</text:p>
              </table:table-cell>
              <table:table-cell office:value-type="float" office:value="0.013873">
                <text:p>0.013873</text:p>
              </table:table-cell>
              <table:table-cell office:value-type="float" office:value="0.009717">
                <text:p>0.009717</text:p>
              </table:table-cell>
              <table:table-cell office:value-type="float" office:value="0.002801">
                <text:p>0.002801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31000">
                <text:p>31000</text:p>
              </table:table-cell>
              <table:table-cell office:value-type="float" office:value="0.014248">
                <text:p>0.014248</text:p>
              </table:table-cell>
              <table:table-cell office:value-type="float" office:value="0.009816">
                <text:p>0.009816</text:p>
              </table:table-cell>
              <table:table-cell office:value-type="float" office:value="0.002913">
                <text:p>0.002913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32000">
                <text:p>32000</text:p>
              </table:table-cell>
              <table:table-cell office:value-type="float" office:value="0.014776">
                <text:p>0.014776</text:p>
              </table:table-cell>
              <table:table-cell office:value-type="float" office:value="0.009925">
                <text:p>0.009925</text:p>
              </table:table-cell>
              <table:table-cell office:value-type="float" office:value="0.003012">
                <text:p>0.003012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33000">
                <text:p>33000</text:p>
              </table:table-cell>
              <table:table-cell office:value-type="float" office:value="0.015075">
                <text:p>0.015075</text:p>
              </table:table-cell>
              <table:table-cell office:value-type="float" office:value="0.010159">
                <text:p>0.010159</text:p>
              </table:table-cell>
              <table:table-cell office:value-type="float" office:value="0.00313">
                <text:p>0.00313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34000">
                <text:p>34000</text:p>
              </table:table-cell>
              <table:table-cell office:value-type="float" office:value="0.015684">
                <text:p>0.015684</text:p>
              </table:table-cell>
              <table:table-cell office:value-type="float" office:value="0.010642">
                <text:p>0.010642</text:p>
              </table:table-cell>
              <table:table-cell office:value-type="float" office:value="0.003235">
                <text:p>0.003235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35000">
                <text:p>35000</text:p>
              </table:table-cell>
              <table:table-cell office:value-type="float" office:value="0.016147">
                <text:p>0.016147</text:p>
              </table:table-cell>
              <table:table-cell office:value-type="float" office:value="0.011058">
                <text:p>0.011058</text:p>
              </table:table-cell>
              <table:table-cell office:value-type="float" office:value="0.003357">
                <text:p>0.003357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36000">
                <text:p>36000</text:p>
              </table:table-cell>
              <table:table-cell office:value-type="float" office:value="0.017184">
                <text:p>0.017184</text:p>
              </table:table-cell>
              <table:table-cell office:value-type="float" office:value="0.011252">
                <text:p>0.011252</text:p>
              </table:table-cell>
              <table:table-cell office:value-type="float" office:value="0.003426">
                <text:p>0.003426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37000">
                <text:p>37000</text:p>
              </table:table-cell>
              <table:table-cell office:value-type="float" office:value="0.017318">
                <text:p>0.017318</text:p>
              </table:table-cell>
              <table:table-cell office:value-type="float" office:value="0.012229">
                <text:p>0.012229</text:p>
              </table:table-cell>
              <table:table-cell office:value-type="float" office:value="0.003528">
                <text:p>0.003528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38000">
                <text:p>38000</text:p>
              </table:table-cell>
              <table:table-cell office:value-type="float" office:value="0.017806">
                <text:p>0.017806</text:p>
              </table:table-cell>
              <table:table-cell office:value-type="float" office:value="0.012361">
                <text:p>0.012361</text:p>
              </table:table-cell>
              <table:table-cell office:value-type="float" office:value="0.003617">
                <text:p>0.003617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39000">
                <text:p>39000</text:p>
              </table:table-cell>
              <table:table-cell office:value-type="float" office:value="0.018269">
                <text:p>0.018269</text:p>
              </table:table-cell>
              <table:table-cell office:value-type="float" office:value="0.012429">
                <text:p>0.012429</text:p>
              </table:table-cell>
              <table:table-cell office:value-type="float" office:value="0.00374">
                <text:p>0.00374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40000">
                <text:p>40000</text:p>
              </table:table-cell>
              <table:table-cell office:value-type="float" office:value="0.01881">
                <text:p>0.01881</text:p>
              </table:table-cell>
              <table:table-cell office:value-type="float" office:value="0.012487">
                <text:p>0.012487</text:p>
              </table:table-cell>
              <table:table-cell office:value-type="float" office:value="0.003859">
                <text:p>0.003859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41000">
                <text:p>41000</text:p>
              </table:table-cell>
              <table:table-cell office:value-type="float" office:value="0.019402">
                <text:p>0.019402</text:p>
              </table:table-cell>
              <table:table-cell office:value-type="float" office:value="0.014608">
                <text:p>0.014608</text:p>
              </table:table-cell>
              <table:table-cell office:value-type="float" office:value="0.00393">
                <text:p>0.00393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42000">
                <text:p>42000</text:p>
              </table:table-cell>
              <table:table-cell office:value-type="float" office:value="0.019854">
                <text:p>0.019854</text:p>
              </table:table-cell>
              <table:table-cell office:value-type="float" office:value="0.014609">
                <text:p>0.014609</text:p>
              </table:table-cell>
              <table:table-cell office:value-type="float" office:value="0.004062">
                <text:p>0.004062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43000">
                <text:p>43000</text:p>
              </table:table-cell>
              <table:table-cell office:value-type="float" office:value="0.020364">
                <text:p>0.020364</text:p>
              </table:table-cell>
              <table:table-cell office:value-type="float" office:value="0.014647">
                <text:p>0.014647</text:p>
              </table:table-cell>
              <table:table-cell office:value-type="float" office:value="0.004156">
                <text:p>0.004156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44000">
                <text:p>44000</text:p>
              </table:table-cell>
              <table:table-cell office:value-type="float" office:value="0.021165">
                <text:p>0.021165</text:p>
              </table:table-cell>
              <table:table-cell office:value-type="float" office:value="0.014762">
                <text:p>0.014762</text:p>
              </table:table-cell>
              <table:table-cell office:value-type="float" office:value="0.004249">
                <text:p>0.004249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45000">
                <text:p>45000</text:p>
              </table:table-cell>
              <table:table-cell office:value-type="float" office:value="0.021162">
                <text:p>0.021162</text:p>
              </table:table-cell>
              <table:table-cell office:value-type="float" office:value="0.014904">
                <text:p>0.014904</text:p>
              </table:table-cell>
              <table:table-cell office:value-type="float" office:value="0.004368">
                <text:p>0.004368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46000">
                <text:p>46000</text:p>
              </table:table-cell>
              <table:table-cell office:value-type="float" office:value="0.0218">
                <text:p>0.0218</text:p>
              </table:table-cell>
              <table:table-cell office:value-type="float" office:value="0.015003">
                <text:p>0.015003</text:p>
              </table:table-cell>
              <table:table-cell office:value-type="float" office:value="0.004469">
                <text:p>0.004469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47000">
                <text:p>47000</text:p>
              </table:table-cell>
              <table:table-cell office:value-type="float" office:value="0.022398">
                <text:p>0.022398</text:p>
              </table:table-cell>
              <table:table-cell office:value-type="float" office:value="0.015094">
                <text:p>0.015094</text:p>
              </table:table-cell>
              <table:table-cell office:value-type="float" office:value="0.004597">
                <text:p>0.004597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48000">
                <text:p>48000</text:p>
              </table:table-cell>
              <table:table-cell office:value-type="float" office:value="0.022773">
                <text:p>0.022773</text:p>
              </table:table-cell>
              <table:table-cell office:value-type="float" office:value="0.015213">
                <text:p>0.015213</text:p>
              </table:table-cell>
              <table:table-cell office:value-type="float" office:value="0.00469">
                <text:p>0.00469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49000">
                <text:p>49000</text:p>
              </table:table-cell>
              <table:table-cell office:value-type="float" office:value="0.023058">
                <text:p>0.023058</text:p>
              </table:table-cell>
              <table:table-cell office:value-type="float" office:value="0.015299">
                <text:p>0.015299</text:p>
              </table:table-cell>
              <table:table-cell office:value-type="float" office:value="0.004769">
                <text:p>0.004769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50000">
                <text:p>50000</text:p>
              </table:table-cell>
              <table:table-cell office:value-type="float" office:value="0.023593">
                <text:p>0.023593</text:p>
              </table:table-cell>
              <table:table-cell office:value-type="float" office:value="0.019482">
                <text:p>0.019482</text:p>
              </table:table-cell>
              <table:table-cell office:value-type="float" office:value="0.004951">
                <text:p>0.0049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